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24mm"/>
    </style:style>
    <style:style style:name="co2" style:family="table-column">
      <style:table-column-properties fo:break-before="auto" style:column-width="143.19mm"/>
    </style:style>
    <style:style style:name="co3" style:family="table-column">
      <style:table-column-properties fo:break-before="auto" style:column-width="207.1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06mm" fo:break-before="auto" style:use-optimal-row-height="true"/>
    </style:style>
    <style:style style:name="ro3" style:family="table-row">
      <style:table-row-properties style:row-height="22.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24.25mm" fo:break-before="auto" style:use-optimal-row-height="true"/>
    </style:style>
    <style:style style:name="ro6" style:family="table-row">
      <style:table-row-properties style:row-height="31.33mm" fo:break-before="auto" style:use-optimal-row-height="true"/>
    </style:style>
    <style:style style:name="ro7" style:family="table-row">
      <style:table-row-properties style:row-height="36.16mm" fo:break-before="auto" style:use-optimal-row-height="true"/>
    </style:style>
    <style:style style:name="ro8" style:family="table-row">
      <style:table-row-properties style:row-height="4.99mm" fo:break-before="auto" style:use-optimal-row-height="true"/>
    </style:style>
    <style:style style:name="ro9" style:family="table-row">
      <style:table-row-properties style:row-height="20.28mm" fo:break-before="auto" style:use-optimal-row-height="true"/>
    </style:style>
    <style:style style:name="ro10" style:family="table-row">
      <style:table-row-properties style:row-height="38.81mm" fo:break-before="auto" style:use-optimal-row-height="true"/>
    </style:style>
    <style:style style:name="ro11" style:family="table-row">
      <style:table-row-properties style:row-height="8.38mm" fo:break-before="auto" style:use-optimal-row-height="true"/>
    </style:style>
    <style:style style:name="ro12" style:family="table-row">
      <style:table-row-properties style:row-height="52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ext-properties fo:font-size="12pt" style:font-size-asian="12pt" style:font-size-complex="12pt"/>
    </style:style>
    <style:style style:name="ce2" style:family="table-cell" style:parent-style-name="Accent_20_3">
      <style:text-properties fo:color="#468a1a"/>
    </style:style>
    <style:style style:name="ce3" style:family="table-cell" style:parent-style-name="Accent_20_2">
      <style:table-cell-properties fo:wrap-option="wrap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ff" fo:wrap-option="wrap"/>
      <style:text-properties fo:color="#000000"/>
    </style:style>
    <style:style style:name="ce7" style:family="table-cell" style:parent-style-name="Default">
      <style:table-cell-properties fo:wrap-option="wrap"/>
    </style:style>
    <style:style style:name="ce14" style:family="table-cell" style:parent-style-name="Default">
      <style:text-properties fo:color="#000000"/>
    </style:style>
    <style:style style:name="ce15" style:family="table-cell" style:parent-style-name="Default">
      <style:table-cell-properties fo:background-color="#ffffff" fo:wrap-option="wrap"/>
      <style:text-properties fo:color="#000000" style:text-underline-style="none"/>
    </style:style>
    <style:style style:name="ce1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468a1a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werPitch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j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_free_modern_engine_Column_Header_title</text:p>
          </table:table-cell>
          <table:table-cell table:style-name="ce6" office:value-type="string" calcext:value-type="string">
            <text:p>A Free modern engine</text:p>
          </table:table-cell>
          <table:table-cell table:style-name="ce14" office:value-type="string" calcext:value-type="string">
            <text:p><text:span text:style-name="T1">最新のオプンソース</text:span>ゲームエンジン</text:p>
          </table:table-cell>
          <table:table-cell table:style-name="ce8" table:number-columns-repeated="1021"/>
        </table:table-row>
        <table:table-row table:style-name="ro3">
          <table:table-cell table:style-name="ce2" office:value-type="string" calcext:value-type="string">
            <text:p>A_free_modern_engine_Column_Body_Row_TextBox_text</text:p>
          </table:table-cell>
          <table:table-cell table:style-name="ce6" office:value-type="string" calcext:value-type="string">
            <text:p>Separate [color=#26BFE3]2d[/color] and [color=#E3266F]3d[/color] renderers</text:p>
            <text:p>Complete [color=#F2971A]game editor[/color]</text:p>
            <text:p/>
            <text:p>Create projects with Windows, Mac, Linux</text:p>
            <text:p>Build games for PC, mobile, web*</text:p>
          </table:table-cell>
          <table:table-cell table:style-name="ce6" office:value-type="string" calcext:value-type="string">
            <text:p>両方[color=#26BFE3]２D[/color]と[color=#E3266F]３D[/color] レンダリングエンジン</text:p>
            <text:p>全面的な[color=#F2971A]ゲームエディタ[/color]</text:p>
            <text:p/>
            <text:p>プロジェクトをWindowsかMacかLinuxで作られます</text:p>
            <text:p>ゲームをコンピューターとかモバイルとかインタネットなどエクスポートできます＊</text:p>
          </table:table-cell>
          <table:table-cell table:style-name="ce8" table:number-columns-repeated="1021"/>
        </table:table-row>
        <table:table-row table:style-name="ro4">
          <table:table-cell table:style-name="ce2" office:value-type="string" calcext:value-type="string">
            <text:p>A_free_modern_engine_Column_Footer_text</text:p>
          </table:table-cell>
          <table:table-cell table:style-name="ce6" office:value-type="string" calcext:value-type="string">
            <text:p>*And PS4, XboxOne, Switch, PS Vita...</text:p>
          </table:table-cell>
          <table:table-cell table:style-name="ce14" office:value-type="string" calcext:value-type="string">
            <text:p>＊コンソールのためにも出力できます</text:p>
          </table:table-cell>
          <table:table-cell table:style-name="ce8" table:number-columns-repeated="1021"/>
        </table:table-row>
        <table:table-row table:style-name="ro2">
          <table:table-cell table:style-name="ce2" office:value-type="string" calcext:value-type="string">
            <text:p>State_of_the_art_3d_engine_Column_Header_title</text:p>
          </table:table-cell>
          <table:table-cell table:style-name="ce6" office:value-type="string" calcext:value-type="string">
            <text:p>State of the art 3d engine</text:p>
          </table:table-cell>
          <table:table-cell table:style-name="ce14" office:value-type="string" calcext:value-type="string">
            <text:p>最先端の３Dエンジン</text:p>
          </table:table-cell>
          <table:table-cell table:style-name="ce8" table:number-columns-repeated="1021"/>
        </table:table-row>
        <table:table-row table:style-name="ro5">
          <table:table-cell table:style-name="ce2" office:value-type="string" calcext:value-type="string">
            <text:p>State_of_the_art_3d_engine_Column_Body_Row_TextBox_text</text:p>
          </table:table-cell>
          <table:table-cell table:style-name="ce6" office:value-type="string" calcext:value-type="string">
            <text:p>[color=#E3266F]Physically-based rendering[/color] with full MSAA support</text:p>
            <text:p>[color=#02E180]Full principled BSDF[/color] with Subsurface Scattering, reflection, refraction, clearcoat...</text:p>
            <text:p>[color=#26BFE3]Global illumination[/color] for gorgeous real-time graphics</text:p>
            <text:p>[color=#F2971A]Mid and Post processing effects[/color] including curves and auto exposure, screen-space reflections, fog, bloom, depth of field...</text:p>
          </table:table-cell>
          <table:table-cell table:style-name="ce6" office:value-type="string" calcext:value-type="string">
            <text:p>MSAAをサポートする[color=#E3266F]物理ベースレンダリング[/color]</text:p>
            <text:p>[color=#02E180]BSDFマテリアル[/color]：皮下拡散（Subsurface Scattering）とか, 反射率とか, 空間屈折（Refraction）などサポートします</text:p>
            <text:p><text:span text:style-name="T2">[color=#26BFE3]間接光・放射[/color]（Global Illumination)</text:span></text:p>
            <text:p>[color=#F2971A]後処理[/color]：自動露光しSSRし被写界深度などあります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tate_of_the_art_3d_engine_Column_Footer_text</text:p>
          </table:table-cell>
          <table:table-cell table:style-name="ce6" office:value-type="string" calcext:value-type="string">
            <text:p>Designed to work well with Blender 2.8's Eevee realtime engine</text:p>
          </table:table-cell>
          <table:table-cell table:style-name="ce14" office:value-type="string" calcext:value-type="string">
            <text:p>Blender3d 2.8のEeveeリアルタイムレンダリングエンジンと互換します</text:p>
          </table:table-cell>
          <table:table-cell table:style-name="ce8" table:number-columns-repeated="1021"/>
        </table:table-row>
        <table:table-row table:style-name="ro4">
          <table:table-cell table:style-name="ce2" office:value-type="string" calcext:value-type="string">
            <text:p>All_in_one_package_Column_Header_title</text:p>
          </table:table-cell>
          <table:table-cell table:style-name="ce6" office:value-type="string" calcext:value-type="string">
            <text:p>All-in-one package</text:p>
          </table:table-cell>
          <table:table-cell table:style-name="ce14" office:value-type="string" calcext:value-type="string">
            <text:p>必要とするツールは全て含まれています</text:p>
          </table:table-cell>
          <table:table-cell table:style-name="ce8" table:number-columns-repeated="1021"/>
        </table:table-row>
        <table:table-row table:style-name="ro6">
          <table:table-cell table:style-name="ce2" office:value-type="string" calcext:value-type="string">
            <text:p>All_in_one_package_Column_Body_Row_TextBox_text</text:p>
          </table:table-cell>
          <table:table-cell table:style-name="ce6" office:value-type="string" calcext:value-type="string">
            <text:p>- [color=#E3266F]Code editor[/color] with embedded docs and autocompletion</text:p>
            <text:p>- [color=#26BFE3]Animation[/color] editor with 2d rigging</text:p>
            <text:p>- [color=#F2971A]Tilemap editor[/color] with autotiles</text:p>
            <text:p>- [color=#02E180]Shader[/color] editor, visual and code</text:p>
            <text:p>- [color=#02E180]UI theme editor[/color]</text:p>
            <text:p/>
            <text:p>New tools get in with each version!</text:p>
          </table:table-cell>
          <table:table-cell table:style-name="ce15" office:value-type="string" calcext:value-type="string">
            <text:p>- 便覧が含まれている[color=#E3266F]開発環境[/color]</text:p>
            <text:p>- IKとリギングできる[color=#26BFE3]アニメーションエディタ[/color]</text:p>
            <text:p>- [color=#F2971A]タイルセットとタイルマップエディタ[/color]</text:p>
            <text:p>- [color=#02E180]シェーダーエディタ[/color]、表か書かれたコードでプログラミングできます</text:p>
            <text:p>- [color=#02E180]ジーユーアイテーマエディタ[/color]</text:p>
            <text:p/>
            <text:p><text:span text:style-name="T2">開発者たち</text:span>はいつも新しいツールを作っています</text:p>
          </table:table-cell>
          <table:table-cell table:style-name="ce8" table:number-columns-repeated="1021"/>
        </table:table-row>
        <table:table-row table:style-name="ro2">
          <table:table-cell table:style-name="ce2" office:value-type="string" calcext:value-type="string">
            <text:p>All_in_one_package_Column_Footer_text</text:p>
          </table:table-cell>
          <table:table-cell table:style-name="ce6" office:value-type="string" calcext:value-type="string">
            <text:p>2d IK available, meshes and skinning coming soon</text:p>
          </table:table-cell>
          <table:table-cell table:style-name="ce14" office:value-type="string" calcext:value-type="string">
            <text:p>２D　IKとメッシュスッキニングはもう入手可能</text:p>
          </table:table-cell>
          <table:table-cell table:style-name="ce8" table:number-columns-repeated="1021"/>
        </table:table-row>
        <table:table-row table:style-name="ro4">
          <table:table-cell table:style-name="ce2" office:value-type="string" calcext:value-type="string">
            <text:p>CreateAnything_Column_Header_title</text:p>
          </table:table-cell>
          <table:table-cell table:style-name="ce6" office:value-type="string" calcext:value-type="string">
            <text:p>Create Anything</text:p>
          </table:table-cell>
          <table:table-cell table:style-name="ce14" office:value-type="string" calcext:value-type="string">
            <text:p>何でも作られます</text:p>
          </table:table-cell>
          <table:table-cell table:style-name="ce8" table:number-columns-repeated="1021"/>
        </table:table-row>
        <table:table-row table:style-name="ro2">
          <table:table-cell table:style-name="ce2" office:value-type="string" calcext:value-type="string">
            <text:p>CreateAnything_Column_Header_subtitle</text:p>
          </table:table-cell>
          <table:table-cell table:style-name="ce6" office:value-type="string" calcext:value-type="string">
            <text:p>2d and 3d Games, tools, or applications</text:p>
          </table:table-cell>
          <table:table-cell table:style-name="ce14" office:value-type="string" calcext:value-type="string">
            <text:p>２Dと３Dゲームしツールしソフトウェアもできます</text:p>
          </table:table-cell>
          <table:table-cell table:style-name="ce8" table:number-columns-repeated="1021"/>
        </table:table-row>
        <table:table-row table:style-name="ro3">
          <table:table-cell table:style-name="ce2" office:value-type="string" calcext:value-type="string">
            <text:p>CreateAnything_Column_Body_Row_TextBox_text</text:p>
          </table:table-cell>
          <table:table-cell table:style-name="ce6" office:value-type="string" calcext:value-type="string">
            <text:p>Projects:</text:p>
            <text:p/>
            <text:p>- [color=#F2971A]Ex Zodiac[/color], by Ben Hickling</text:p>
            <text:p>- [color=#02E180]RPG in a Box[/color], by Justin Arnold</text:p>
            <text:p>- [color=#26BFE3]Procedural Mesh Generator[/color], by Bastiaan Olij</text:p>
          </table:table-cell>
          <table:table-cell table:style-name="ce6" office:value-type="string" calcext:value-type="string">
            <text:p>プロジェクト:</text:p>
            <text:p/>
            <text:p><text:span text:style-name="T2">- ベン・ヒックリングの</text:span>[color=#F2971A]Ex Zodiac[/color]</text:p>
            <text:p><text:span text:style-name="T2">- ジャスティン・アーノルドの</text:span>[color=#02E180]RPG in a Box[/color]</text:p>
            <text:p><text:span text:style-name="T2">- バスティアン・オリェの</text:span>[color=#26BFE3]Procedural Mesh Generator[/color]*</text:p>
          </table:table-cell>
          <table:table-cell table:style-name="ce8" table:number-columns-repeated="1021"/>
        </table:table-row>
        <table:table-row table:style-name="ro2">
          <table:table-cell table:style-name="ce2" office:value-type="string" calcext:value-type="string">
            <text:p>CreateAnything_Column_Footer_text</text:p>
          </table:table-cell>
          <table:table-cell table:style-name="ce6" office:value-type="string" calcext:value-type="string">
            <text:p>*Open source, available on GitHub</text:p>
          </table:table-cell>
          <table:table-cell table:style-name="ce14" office:value-type="string" calcext:value-type="string">
            <text:p>＊GitHubでダウンロードできるオプンソースパラグイン</text:p>
          </table:table-cell>
          <table:table-cell table:style-name="ce8" table:number-columns-repeated="1021"/>
        </table:table-row>
        <table:table-row table:style-name="ro4">
          <table:table-cell table:style-name="ce2" office:value-type="string" calcext:value-type="string">
            <text:p>CodeFreely_Header_title</text:p>
          </table:table-cell>
          <table:table-cell table:style-name="ce6" office:value-type="string" calcext:value-type="string">
            <text:p>Code freely</text:p>
          </table:table-cell>
          <table:table-cell table:style-name="ce14" office:value-type="string" calcext:value-type="string">
            <text:p>自由にプログラミングできます</text:p>
          </table:table-cell>
          <table:table-cell table:number-columns-repeated="1021"/>
        </table:table-row>
        <table:table-row table:style-name="ro7">
          <table:table-cell table:style-name="ce2" office:value-type="string" calcext:value-type="string">
            <text:p>CodeFreely_Body_Row_TextBox_text</text:p>
          </table:table-cell>
          <table:table-cell table:style-name="ce6" office:value-type="string" calcext:value-type="string">
            <text:p>Godot lets you use many programming languages:</text:p>
            <text:p/>
            <text:p>[color=#02E180]GDScript[/color] Python-like scripting language, designed for gameplay developers</text:p>
            <text:p>[color=#F2971A]C# 7.0[/color] support using Mono</text:p>
            <text:p>Full [color=#E3266F]C[/color] and [color=#E3266F]C++[/color] support without having to recompile the engine</text:p>
            <text:p>[color=#26BFE3]Visual scripting[/color] using a graph of blocks</text:p>
            <text:p/>
          </table:table-cell>
          <table:table-cell table:style-name="ce6" office:value-type="string" calcext:value-type="string">
            <text:p>Godotでいろんなコンピューター言語で書けます：</text:p>
            <text:p/>
            <text:p>Pythonのような[color=#02E180]GDScript[/color]と言うゲーム開発者用言語</text:p>
            <text:p><text:span text:style-name="T2">MicrosoftのMonoコンパイラで[color=#F2971A]C# 7.0[/color]サポート</text:span></text:p>
            <text:p>エンジンをコンパイル無しで全体の[color=#E3266F]C[/color]と[color=#E3266F]C++[/color]サポート</text:p>
            <text:p>表の[color=#26BFE3]VisualScript[/color]というのデザイナのための言語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CodeFreely_Footer_text</text:p>
          </table:table-cell>
          <table:table-cell table:style-name="ce6" office:value-type="string" calcext:value-type="string">
            <text:p>Community-supported languages: Python, Nim, D, Rust...</text:p>
          </table:table-cell>
          <table:table-cell table:style-name="ce14" office:value-type="string" calcext:value-type="string">
            <text:p>コミュニティのおかげでPythonとかNimとかDなども使えます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Virtual_and_augmented_reality_Column_Header2_title</text:p>
          </table:table-cell>
          <table:table-cell table:style-name="ce6" office:value-type="string" calcext:value-type="string">
            <text:p>Virtual and Augmented Reality</text:p>
          </table:table-cell>
          <table:table-cell table:style-name="ce16" office:value-type="string" calcext:value-type="string">
            <text:p>仮想現実（VR）と拡張現実（AR)</text:p>
          </table:table-cell>
          <table:table-cell table:number-columns-repeated="1021"/>
        </table:table-row>
        <table:table-row table:style-name="ro9">
          <table:table-cell table:style-name="ce2" office:value-type="string" calcext:value-type="string">
            <text:p>Virtual_and_augmented_reality_Column_Body_Row_TextBox_text</text:p>
          </table:table-cell>
          <table:table-cell table:style-name="ce6" office:value-type="string" calcext:value-type="string">
            <text:p>Powered by [color=#E3266F]OpenVR[/color]</text:p>
            <text:p>Supports all common hardware: Occulus Rift, Gear VR, Leap Motion...</text:p>
            <text:p/>
            <text:p>Augmented Reality powered by the [color=#26BFE3]ARKit[/color]</text:p>
            <text:p/>
          </table:table-cell>
          <table:table-cell table:style-name="ce6" office:value-type="string" calcext:value-type="string">
            <text:p>[color=#E3266F]OpenVR[/color]</text:p>
            <text:p><text:span text:style-name="T2">ふつうのハードウェアをサポートします：</text:span>Occulus Rift, Gear VR, Leap Motion...</text:p>
            <text:p/>
            <text:p><text:span text:style-name="T3">拡張現実は</text:span>[color=#26BFE3]ARKit[/color]のおかげで開発できます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Professionals_use_godot_Column_Header_title</text:p>
          </table:table-cell>
          <table:table-cell table:style-name="ce6" office:value-type="string" calcext:value-type="string">
            <text:p>Professionals use Godot</text:p>
          </table:table-cell>
          <table:table-cell table:style-name="ce14" office:value-type="string" calcext:value-type="string">
            <text:p>Godotを使うプロがいます</text:p>
          </table:table-cell>
          <table:table-cell table:number-columns-repeated="1021"/>
        </table:table-row>
        <table:table-row table:style-name="ro9">
          <table:table-cell table:style-name="ce2" office:value-type="string" calcext:value-type="string">
            <text:p>Professionals_use_godot_Column_Body_Row_TextBox_text</text:p>
          </table:table-cell>
          <table:table-cell table:style-name="ce6" office:value-type="string" calcext:value-type="string">
            <text:p>[color=#E3266F]Game studios[/color] like Gamblify, GuaranApps, Kivano...</text:p>
            <text:p>[color=#26BFE3]Schools[/color] including School4Games Berlin, KidsCanCode...</text:p>
            <text:p>[color=#02E180]Content creators[/color] like Heartbeast, GamesFromScratch, [i]GDQuest[/i]...</text:p>
            <text:p/>
          </table:table-cell>
          <table:table-cell table:style-name="ce6" office:value-type="string" calcext:value-type="string">
            <text:p>[color=#E3266F]ゲームスタジオ[/color]：Gamblify, GuaranApps, Kivano...</text:p>
            <text:p>[color=#26BFE3]大学[/color]：School4Games ベルリン, KidsCanCode...</text:p>
            <text:p>[color=#02E180]学習用の製作者[/color]：Heartbeast, GamesFromScratch, [i]GDQuest[/i]...今はまだ日本語の動画は少ないでしょう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de_with_godot_Column_Header2_title</text:p>
          </table:table-cell>
          <table:table-cell table:style-name="ce6" office:value-type="string" calcext:value-type="string">
            <text:p>Made with Godot</text:p>
          </table:table-cell>
          <table:table-cell table:style-name="ce14" office:value-type="string" calcext:value-type="string">
            <text:p>Godotで作ったゲーム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de_with_godot_Column_Footer2_text</text:p>
          </table:table-cell>
          <table:table-cell table:style-name="ce6" office:value-type="string" calcext:value-type="string">
            <text:p>Galactic Bulwark Strike, by Josep G. Camarasa</text:p>
          </table:table-cell>
          <table:table-cell table:style-name="ce14" office:value-type="string" calcext:value-type="string">
            <text:p>Josep G. CamarasaのGalactic Bulwark Strik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odot_is_in_great_shape_Column_Header2_title</text:p>
          </table:table-cell>
          <table:table-cell table:style-name="ce6" office:value-type="string" calcext:value-type="string">
            <text:p>Godot is in great shape</text:p>
          </table:table-cell>
          <table:table-cell table:style-name="ce14" office:value-type="string" calcext:value-type="string">
            <text:p>Godotはうまくいっています</text:p>
          </table:table-cell>
          <table:table-cell table:number-columns-repeated="1021"/>
        </table:table-row>
        <table:table-row table:style-name="ro10">
          <table:table-cell table:style-name="ce2" office:value-type="string" calcext:value-type="string">
            <text:p>Godot_is_in_great_shape_Column_Body_Row_TextBox2_text</text:p>
          </table:table-cell>
          <table:table-cell table:style-name="ce6" office:value-type="string" calcext:value-type="string">
            <text:p>Godot is [color=#26BFE3]Free Software[/color] built by [color=#26BFE3]hundreds of people[/color]. It's growing faster over time:</text:p>
            <text:p/>
            <text:p>- [color=#02E180]680+[/color] contributors</text:p>
            <text:p>- 16 000+ commits</text:p>
            <text:p>- 16 000+ stars</text:p>
            <text:p>- Well-organized project</text:p>
            <text:p/>
            <text:p>The project gets [color=#02E180]$9000+[/color] a month on Patreon.</text:p>
          </table:table-cell>
          <table:table-cell table:style-name="ce6" office:value-type="string" calcext:value-type="string">
            <text:p><text:span text:style-name="T2">Godot は[color=#26BFE3]</text:span>数百[/color]の人が開発しました[color=#26BFE3]フリーソフトウェア[/color]</text:p>
            <text:p>段々早く成長しています:</text:p>
            <text:p/>
            <text:p>- [color=#02E180]680[/color]人以上の開発者</text:p>
            <text:p>- 16 000+ commits</text:p>
            <text:p>- 16 000+ stars</text:p>
            <text:p>- 葬式的なコードベース</text:p>
            <text:p/>
            <text:p>このプロジェクトは毎月[color=#02E180]九千ドル[/color]以上Patreonでもらいます</text:p>
          </table:table-cell>
          <table:table-cell table:number-columns-repeated="1021"/>
        </table:table-row>
        <table:table-row table:style-name="ro11">
          <table:table-cell table:style-name="ce2" office:value-type="string" calcext:value-type="string">
            <text:p>Godot_is_in_great_shape_Column_Footer2_text</text:p>
          </table:table-cell>
          <table:table-cell table:style-name="ce6" office:value-type="string" calcext:value-type="string">
            <text:p>Some features are sponsored by companies: WebGL export by Mozilla, C# support by Microsoft...</text:p>
          </table:table-cell>
          <table:table-cell table:style-name="ce14" office:value-type="string" calcext:value-type="string">
            <text:p>いろんな機能は大きい組織主催です：WebGL（Mozilla)、C#（Microsoft)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Learn_from_simple_free_demos_Column_Header2_title</text:p>
          </table:table-cell>
          <table:table-cell table:style-name="ce6" office:value-type="string" calcext:value-type="string">
            <text:p>Learn from simple Free demos</text:p>
          </table:table-cell>
          <table:table-cell table:style-name="ce14" office:value-type="string" calcext:value-type="string">
            <text:p>読みやすいデモで勉強できます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Learn_from_simple_free_demos_Column_Footer2_text</text:p>
          </table:table-cell>
          <table:table-cell table:style-name="ce6" office:value-type="string" calcext:value-type="string">
            <text:p>Both official and 3rd-party</text:p>
          </table:table-cell>
          <table:table-cell table:style-name="ce14" office:value-type="string" calcext:value-type="string">
            <text:p>公式プロジェクトもコミュニティのもあります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Thank_you_Column_Header2_title</text:p>
          </table:table-cell>
          <table:table-cell table:style-name="ce6" office:value-type="string" calcext:value-type="string">
            <text:p>Thank you!</text:p>
          </table:table-cell>
          <table:table-cell table:style-name="ce14" office:value-type="string" calcext:value-type="string">
            <text:p>ありがとうございました！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Thank_you_Column_Header2_subtitle</text:p>
          </table:table-cell>
          <table:table-cell table:style-name="ce6" office:value-type="string" calcext:value-type="string">
            <text:p>Any question?</text:p>
          </table:table-cell>
          <table:table-cell table:style-name="ce14" office:value-type="string" calcext:value-type="string">
            <text:p>質問がありますか？</text:p>
          </table:table-cell>
          <table:table-cell table:number-columns-repeated="1021"/>
        </table:table-row>
        <table:table-row table:style-name="ro12">
          <table:table-cell table:style-name="ce2" office:value-type="string" calcext:value-type="string">
            <text:p>Thank_you_Column_Body_Row_TextBox2_text</text:p>
          </table:table-cell>
          <table:table-cell table:style-name="ce6" office:value-type="string" calcext:value-type="string">
            <text:p>SNS:</text:p>
            <text:p>[color=#26BFE3]@NathanGDquest[/color]</text:p>
            <text:p>[color=#F2971A]youtube.com/c/gdquest[/color]</text:p>
            <text:p/>
            <text:p>Credits:</text:p>
            <text:p>- [url=https://play.google.com/store/apps/details?id=fr.guaranapps.games.get_teddy]Get Teddy[/url] by GuaranApps</text:p>
            <text:p>- [url=http://www.rpginabox.com/]RPG in a Box[/url] by Justin</text:p>
            <text:p/>
            <text:p>This presentation is an Open Source Godot project!</text:p>
            <text:p>Find it on [url=https://github.com/GDquest/godot-3-presentation]GitHub[/url]. It's available in multiple languages.</text:p>
            <text:p/>
          </table:table-cell>
          <table:table-cell table:style-name="ce6" office:value-type="string" calcext:value-type="string">
            <text:p>ツイタ：[color=#26BFE3]@NathanGDquest[/color]</text:p>
            <text:p>Youtube：[color=#F2971A]youtube.com/c/gdquest[/color]</text:p>
            <text:p/>
            <text:p>Credits:</text:p>
            <text:p>- [url=https://play.google.com/store/apps/details?id=fr.guaranapps.games.get_teddy]Get Teddy[/url] by GuaranApps</text:p>
            <text:p>- [url=http://www.rpginabox.com/]RPG in a Box[/url] by Justin</text:p>
            <text:p/>
            <text:p>この発表はオプンソースのGodotのプロジェクトです：[url=<text:a xlink:href="https://github.com/GDquest/godot-3-presentation%5DGitHub%5B/url%5Dでダウンロードで" xlink:type="simple">https://github.com/GDquest/godot-3-presentation]GitHub[/url]でダウンロードで</text:a>きます. 色んな言語で利用可能です。</text:p>
          </table:table-cell>
          <table:table-cell table:number-columns-repeated="1021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/00/0000</text:date>, <text:time style:data-style-name="N2" text:time-value="10:57:22.1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8T10:58:52.984000000</dc:date>
    <dc:creator>Nathan Lovato</dc:creator>
    <meta:editing-duration>PT49M5S</meta:editing-duration>
    <meta:editing-cycles>11</meta:editing-cycles>
    <meta:generator>LibreOffice/6.1.0.3$Windows_X86_64 LibreOffice_project/efb621ed25068d70781dc026f7e9c5187a4decd1</meta:generator>
    <meta:document-statistic meta:table-count="1" meta:cell-count="93" meta:object-count="0"/>
  </office:meta>
</office:document-meta>
</file>